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Serif" svg:font-family="Liberation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9adde" officeooo:paragraph-rsid="0019adde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be52c" officeooo:paragraph-rsid="001be52c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be52c" officeooo:paragraph-rsid="002fa46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32640d" officeooo:paragraph-rsid="0032640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style:text-underline-style="none" officeooo:rsid="0015f582" officeooo:paragraph-rsid="0019adde"/>
    </style:style>
    <style:style style:name="P6" style:family="paragraph" style:parent-style-name="Standard">
      <style:paragraph-properties fo:text-align="justify" style:justify-single-word="false"/>
      <style:text-properties style:font-name="Liberation Serif" style:text-underline-style="none" officeooo:rsid="0015f582" officeooo:paragraph-rsid="002e4232"/>
    </style:style>
    <style:style style:name="P7" style:family="paragraph" style:parent-style-name="Standard">
      <style:paragraph-properties fo:text-align="justify" style:justify-single-word="false"/>
      <style:text-properties style:font-name="Liberation Serif" style:text-underline-style="none" fo:font-weight="bold" officeooo:rsid="0032640d" officeooo:paragraph-rsid="0037a27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style:text-underline-style="none" fo:font-weight="bold" officeooo:rsid="0037a272" officeooo:paragraph-rsid="0037a272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eb12a" officeooo:paragraph-rsid="001eb12a"/>
    </style:style>
    <style:style style:name="P10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14dcc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23bd54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2fa46f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1f49e9" officeooo:paragraph-rsid="001f49e9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1f49e9" officeooo:paragraph-rsid="0032640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3bd54" officeooo:paragraph-rsid="0023bd54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125993" officeooo:paragraph-rsid="0014dcc8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125993" officeooo:paragraph-rsid="002fa46f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606e0" officeooo:paragraph-rsid="00283a1f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125993" officeooo:paragraph-rsid="0019adde"/>
    </style:style>
    <style:style style:name="P20" style:family="paragraph" style:parent-style-name="Standard">
      <style:text-properties style:font-name="Liberation Serif" officeooo:rsid="001564b1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rsid="001564b1" officeooo:paragraph-rsid="001868ae"/>
    </style:style>
    <style:style style:name="P22" style:family="paragraph" style:parent-style-name="Standard">
      <style:paragraph-properties fo:text-align="justify" style:justify-single-word="false"/>
      <style:text-properties style:font-name="Liberation Serif" officeooo:rsid="001564b1" officeooo:paragraph-rsid="0019adde"/>
    </style:style>
    <style:style style:name="P23" style:family="paragraph" style:parent-style-name="Standard">
      <style:paragraph-properties fo:text-align="justify" style:justify-single-word="false"/>
      <style:text-properties style:font-name="Liberation Serif" officeooo:rsid="001564b1" officeooo:paragraph-rsid="001564b1"/>
    </style:style>
    <style:style style:name="P24" style:family="paragraph" style:parent-style-name="Standard">
      <style:paragraph-properties fo:text-align="justify" style:justify-single-word="false"/>
      <style:text-properties style:font-name="Liberation Serif" officeooo:rsid="001564b1" officeooo:paragraph-rsid="00162273"/>
    </style:style>
    <style:style style:name="P25" style:family="paragraph" style:parent-style-name="Standard">
      <style:paragraph-properties fo:text-align="justify" style:justify-single-word="false"/>
      <style:text-properties style:font-name="Liberation Serif" officeooo:rsid="001564b1" officeooo:paragraph-rsid="002fa46f"/>
    </style:style>
    <style:style style:name="P26" style:family="paragraph" style:parent-style-name="Standard">
      <style:paragraph-properties fo:text-align="justify" style:justify-single-word="false"/>
      <style:text-properties style:font-name="Liberation Serif" officeooo:rsid="000c9218" officeooo:paragraph-rsid="0014dcc8"/>
    </style:style>
    <style:style style:name="P27" style:family="paragraph" style:parent-style-name="Standard">
      <style:paragraph-properties fo:text-align="justify" style:justify-single-word="false"/>
      <style:text-properties style:font-name="Liberation Serif" officeooo:rsid="0011551a" officeooo:paragraph-rsid="0014dcc8"/>
    </style:style>
    <style:style style:name="P28" style:family="paragraph" style:parent-style-name="Standard">
      <style:paragraph-properties fo:text-align="justify" style:justify-single-word="false"/>
      <style:text-properties style:font-name="Liberation Serif" officeooo:rsid="0011551a" officeooo:paragraph-rsid="00283a1f"/>
    </style:style>
    <style:style style:name="P29" style:family="paragraph" style:parent-style-name="Standard">
      <style:paragraph-properties fo:text-align="justify" style:justify-single-word="false"/>
      <style:text-properties style:font-name="Liberation Serif" officeooo:rsid="0015f582" officeooo:paragraph-rsid="001a844e"/>
    </style:style>
    <style:style style:name="P30" style:family="paragraph" style:parent-style-name="Standard">
      <style:paragraph-properties fo:text-align="justify" style:justify-single-word="false"/>
      <style:text-properties style:font-name="Liberation Serif" officeooo:rsid="0015f582" officeooo:paragraph-rsid="0019adde"/>
    </style:style>
    <style:style style:name="P31" style:family="paragraph" style:parent-style-name="Standard">
      <style:paragraph-properties fo:text-align="justify" style:justify-single-word="false"/>
      <style:text-properties style:font-name="Liberation Serif" officeooo:rsid="0019adde" officeooo:paragraph-rsid="0019adde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14dcc8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2fa46f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weight="bold" officeooo:paragraph-rsid="002588d2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officeooo:rsid="00162273" officeooo:paragraph-rsid="00162273"/>
    </style:style>
    <style:style style:name="P36" style:family="paragraph" style:parent-style-name="Standard">
      <style:paragraph-properties fo:text-align="justify" style:justify-single-word="false"/>
      <style:text-properties style:font-name="Liberation Serif" officeooo:rsid="00162273" officeooo:paragraph-rsid="002fa46f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c9218" officeooo:paragraph-rsid="0014dcc8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weight="normal" officeooo:rsid="001eb12a" officeooo:paragraph-rsid="002606e0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bold" officeooo:rsid="002606e0" officeooo:paragraph-rsid="00283a1f" style:font-size-asian="12pt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2pt" officeooo:rsid="002606e0" officeooo:paragraph-rsid="002606e0" style:font-size-asian="12pt"/>
    </style:style>
    <style:style style:name="P41" style:family="paragraph" style:parent-style-name="Standard">
      <style:paragraph-properties fo:text-align="justify" style:justify-single-word="false"/>
      <style:text-properties style:font-name="Liberation Serif" officeooo:rsid="003bc403" officeooo:paragraph-rsid="002fa46f"/>
    </style:style>
    <style:style style:name="P42" style:family="paragraph" style:parent-style-name="Standard">
      <style:paragraph-properties fo:text-align="justify" style:justify-single-word="false"/>
      <style:text-properties style:font-name="Liberation Serif" officeooo:rsid="003d7c6c" officeooo:paragraph-rsid="003d7c6c"/>
    </style:style>
    <style:style style:name="P43" style:family="paragraph" style:parent-style-name="Standard">
      <style:paragraph-properties fo:text-align="justify" style:justify-single-word="false"/>
      <style:text-properties officeooo:paragraph-rsid="002606e0"/>
    </style:style>
    <style:style style:name="P44" style:family="paragraph" style:parent-style-name="Standard">
      <style:paragraph-properties fo:text-align="justify" style:justify-single-word="false"/>
      <style:text-properties officeooo:paragraph-rsid="001564b1"/>
    </style:style>
    <style:style style:name="P45" style:family="paragraph" style:parent-style-name="Standard">
      <style:paragraph-properties fo:text-align="justify" style:justify-single-word="false"/>
      <style:text-properties officeooo:paragraph-rsid="001868ae"/>
    </style:style>
    <style:style style:name="P46" style:family="paragraph" style:parent-style-name="Standard">
      <style:paragraph-properties fo:text-align="justify" style:justify-single-word="false"/>
      <style:text-properties officeooo:paragraph-rsid="00283a1f"/>
    </style:style>
    <style:style style:name="P47" style:family="paragraph" style:parent-style-name="Standard">
      <style:paragraph-properties fo:text-align="justify" style:justify-single-word="false"/>
      <style:text-properties officeooo:paragraph-rsid="002e4232"/>
    </style:style>
    <style:style style:name="P48" style:family="paragraph" style:parent-style-name="Standard">
      <style:paragraph-properties fo:text-align="justify" style:justify-single-word="false"/>
      <style:text-properties fo:font-weight="bold" officeooo:rsid="0037a272" officeooo:paragraph-rsid="0037a272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weight="bold" officeooo:paragraph-rsid="0037a272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rsid="003d7c6c" officeooo:paragraph-rsid="003d7c6c"/>
    </style:style>
    <style:style style:name="P51" style:family="paragraph" style:parent-style-name="Standard">
      <style:paragraph-properties fo:text-align="justify" style:justify-single-word="false"/>
      <style:text-properties style:font-name="LiberationSerif" fo:font-size="12pt" officeooo:rsid="002e4232" officeooo:paragraph-rsid="002e4232" style:font-size-asian="12pt"/>
    </style:style>
    <style:style style:name="P52" style:family="paragraph" style:parent-style-name="Standard">
      <style:paragraph-properties fo:text-align="justify" style:justify-single-word="false"/>
      <style:text-properties style:font-name="LiberationSerif" fo:font-size="12pt" style:text-underline-style="none" fo:font-weight="normal" officeooo:rsid="001f49e9" officeooo:paragraph-rsid="002e4232" style:font-size-asian="12pt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Serif" fo:font-size="12pt" style:text-underline-style="none" fo:font-weight="normal" officeooo:rsid="001f49e9" officeooo:paragraph-rsid="0037a272" style:font-size-asian="12pt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Serif" fo:font-size="12pt" style:text-underline-style="none" fo:font-weight="normal" officeooo:rsid="0037a272" officeooo:paragraph-rsid="0037a272" style:font-size-asian="12pt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Serif" fo:font-size="12pt" style:text-underline-style="solid" style:text-underline-width="auto" style:text-underline-color="font-color" fo:font-weight="bold" officeooo:rsid="001f49e9" officeooo:paragraph-rsid="0032640d" style:font-size-asian="12pt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LiberationSerif" fo:font-size="12pt" style:text-underline-style="solid" style:text-underline-width="auto" style:text-underline-color="font-color" fo:font-weight="normal" officeooo:rsid="001f49e9" officeooo:paragraph-rsid="0032640d" style:font-size-asian="12pt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Serif" fo:font-size="12pt" fo:font-weight="normal" officeooo:rsid="0037a272" officeooo:paragraph-rsid="0037a272" style:font-size-asian="12pt" style:font-weight-asian="normal" style:font-weight-complex="normal"/>
    </style:style>
    <style:style style:name="P58" style:family="paragraph" style:parent-style-name="Standard" style:list-style-name="L1">
      <style:paragraph-properties fo:text-align="justify" style:justify-single-word="false"/>
      <style:text-properties officeooo:paragraph-rsid="00162273"/>
    </style:style>
    <style:style style:name="P59" style:family="paragraph" style:parent-style-name="Standard" style:list-style-name="L1">
      <style:paragraph-properties fo:text-align="justify" style:justify-single-word="false"/>
      <style:text-properties officeooo:paragraph-rsid="002fa46f"/>
    </style:style>
    <style:style style:name="P60" style:family="paragraph" style:parent-style-name="Standard" style:list-style-name="L2">
      <style:paragraph-properties fo:text-align="justify" style:justify-single-word="false"/>
      <style:text-properties officeooo:paragraph-rsid="00162273"/>
    </style:style>
    <style:style style:name="P61" style:family="paragraph" style:parent-style-name="Standard" style:list-style-name="L2">
      <style:paragraph-properties fo:text-align="justify" style:justify-single-word="false"/>
      <style:text-properties officeooo:paragraph-rsid="001be52c"/>
    </style:style>
    <style:style style:name="P62" style:family="paragraph" style:parent-style-name="Standard" style:list-style-name="L4">
      <style:paragraph-properties fo:text-align="justify" style:justify-single-word="false"/>
      <style:text-properties officeooo:paragraph-rsid="00317ceb"/>
    </style:style>
    <style:style style:name="P63" style:family="paragraph" style:parent-style-name="Standard" style:list-style-name="L5">
      <style:paragraph-properties fo:text-align="justify" style:justify-single-word="false"/>
      <style:text-properties officeooo:paragraph-rsid="002fa46f"/>
    </style:style>
    <style:style style:name="P64" style:family="paragraph" style:parent-style-name="Standard" style:list-style-name="L5">
      <style:paragraph-properties fo:text-align="justify" style:justify-single-word="false"/>
      <style:text-properties officeooo:paragraph-rsid="003f1bee"/>
    </style:style>
    <style:style style:name="P65" style:family="paragraph" style:parent-style-name="Standard">
      <style:paragraph-properties fo:text-align="justify" style:justify-single-word="false"/>
      <style:text-properties style:font-name="Liberation Serif" officeooo:rsid="002606e0" officeooo:paragraph-rsid="00162273"/>
    </style:style>
    <style:style style:name="P66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3bd54" officeooo:paragraph-rsid="00283a1f" style:font-weight-asian="bold" style:font-weight-complex="bold"/>
    </style:style>
    <style:style style:name="P67" style:family="paragraph" style:parent-style-name="Standard" style:list-style-name="L4">
      <style:text-properties style:font-name="Liberation Serif" officeooo:rsid="001564b1" officeooo:paragraph-rsid="00317ceb"/>
    </style:style>
    <style:style style:name="P68" style:family="paragraph" style:parent-style-name="Standard" style:list-style-name="L4">
      <style:paragraph-properties fo:text-align="justify" style:justify-single-word="false"/>
      <style:text-properties style:font-name="Liberation Serif" officeooo:rsid="001564b1" officeooo:paragraph-rsid="00317ceb"/>
    </style:style>
    <style:style style:name="P69" style:family="paragraph" style:parent-style-name="Standard">
      <style:text-properties style:font-name="Liberation Serif" officeooo:rsid="001564b1" officeooo:paragraph-rsid="00428f8e"/>
    </style:style>
    <style:style style:name="P70" style:family="paragraph" style:parent-style-name="Standard" style:list-style-name="L3">
      <style:paragraph-properties fo:text-align="justify" style:justify-single-word="false"/>
      <style:text-properties style:font-name="LiberationSerif" fo:font-size="12pt" officeooo:rsid="002e4232" officeooo:paragraph-rsid="002e4232" style:font-size-asian="12pt"/>
    </style:style>
    <style:style style:name="P71" style:family="paragraph" style:parent-style-name="Standard" style:list-style-name="L6">
      <style:paragraph-properties fo:text-align="justify" style:justify-single-word="false"/>
      <style:text-properties officeooo:rsid="003d7c6c" officeooo:paragraph-rsid="003d7c6c"/>
    </style:style>
    <style:style style:name="P72" style:family="paragraph" style:parent-style-name="Standard" style:list-style-name="L7">
      <style:paragraph-properties fo:text-align="justify" style:justify-single-word="false"/>
      <style:text-properties officeooo:rsid="003d7c6c" officeooo:paragraph-rsid="003d7c6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5993"/>
    </style:style>
    <style:style style:name="T3" style:family="text">
      <style:text-properties style:text-underline-style="solid" style:text-underline-width="auto" style:text-underline-color="font-color" officeooo:rsid="00162273"/>
    </style:style>
    <style:style style:name="T4" style:family="text">
      <style:text-properties style:text-underline-style="solid" style:text-underline-width="auto" style:text-underline-color="font-color" officeooo:rsid="001868ae"/>
    </style:style>
    <style:style style:name="T5" style:family="text">
      <style:text-properties style:text-underline-style="solid" style:text-underline-width="auto" style:text-underline-color="font-color" officeooo:rsid="002606e0"/>
    </style:style>
    <style:style style:name="T6" style:family="text">
      <style:text-properties style:text-underline-style="solid" style:text-underline-width="auto" style:text-underline-color="font-color" officeooo:rsid="002fa46f"/>
    </style:style>
    <style:style style:name="T7" style:family="text">
      <style:text-properties style:text-underline-style="solid" style:text-underline-width="auto" style:text-underline-color="font-color" officeooo:rsid="00317ce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2273" style:font-weight-asian="bold" style:font-weight-complex="bold"/>
    </style:style>
    <style:style style:name="T10" style:family="text">
      <style:text-properties officeooo:rsid="0014dcc8"/>
    </style:style>
    <style:style style:name="T11" style:family="text">
      <style:text-properties officeooo:rsid="0015f582"/>
    </style:style>
    <style:style style:name="T12" style:family="text">
      <style:text-properties officeooo:rsid="00162273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1564b1"/>
    </style:style>
    <style:style style:name="T15" style:family="text">
      <style:text-properties style:font-name="Liberation Serif" officeooo:rsid="001868ae"/>
    </style:style>
    <style:style style:name="T16" style:family="text">
      <style:text-properties style:font-name="Liberation Serif" fo:font-style="italic" style:font-style-asian="italic" style:font-style-complex="italic"/>
    </style:style>
    <style:style style:name="T17" style:family="text">
      <style:text-properties style:font-name="Liberation Serif" fo:font-style="italic" officeooo:rsid="001564b1" style:font-style-asian="italic" style:font-style-complex="italic"/>
    </style:style>
    <style:style style:name="T18" style:family="text">
      <style:text-properties style:font-name="Liberation Serif" fo:font-style="italic" officeooo:rsid="00162273" style:font-style-asian="italic" style:font-style-complex="italic"/>
    </style:style>
    <style:style style:name="T19" style:family="text">
      <style:text-properties style:font-name="Liberation Serif" fo:font-style="italic" officeooo:rsid="002606e0" style:font-style-asian="italic" style:font-style-complex="italic"/>
    </style:style>
    <style:style style:name="T20" style:family="text">
      <style:text-properties style:font-name="Liberation Serif" fo:font-style="italic" officeooo:rsid="003aa1ce" style:font-style-asian="italic" style:font-style-complex="italic"/>
    </style:style>
    <style:style style:name="T21" style:family="text">
      <style:text-properties style:font-name="Liberation Serif" fo:font-style="italic" officeooo:rsid="003bc403" style:font-style-asian="italic" style:font-style-complex="italic"/>
    </style:style>
    <style:style style:name="T22" style:family="text">
      <style:text-properties style:font-name="Liberation Serif" fo:font-style="italic" officeooo:rsid="003f1bee" style:font-style-asian="italic" style:font-style-complex="italic"/>
    </style:style>
    <style:style style:name="T23" style:family="text">
      <style:text-properties style:font-name="Liberation Serif" officeooo:rsid="00162273"/>
    </style:style>
    <style:style style:name="T24" style:family="text">
      <style:text-properties style:font-name="Liberation Serif" officeooo:rsid="002606e0"/>
    </style:style>
    <style:style style:name="T25" style:family="text">
      <style:text-properties style:font-name="Liberation Serif" officeooo:rsid="0031b49c"/>
    </style:style>
    <style:style style:name="T26" style:family="text">
      <style:text-properties style:font-name="Liberation Serif" officeooo:rsid="0031e9ec"/>
    </style:style>
    <style:style style:name="T27" style:family="text">
      <style:text-properties style:font-name="Liberation Serif" officeooo:rsid="003aa1ce"/>
    </style:style>
    <style:style style:name="T28" style:family="text">
      <style:text-properties style:font-name="Liberation Serif" officeooo:rsid="003bc403"/>
    </style:style>
    <style:style style:name="T29" style:family="text">
      <style:text-properties style:font-name="Liberation Serif" officeooo:rsid="003f1bee"/>
    </style:style>
    <style:style style:name="T30" style:family="text">
      <style:text-properties style:font-name="Liberation Serif" style:text-underline-style="solid" style:text-underline-width="auto" style:text-underline-color="font-color" fo:font-weight="bold" officeooo:rsid="0023bd54" style:font-weight-asian="bold" style:font-weight-complex="bold"/>
    </style:style>
    <style:style style:name="T31" style:family="text">
      <style:text-properties style:font-name="Liberation Serif" style:text-underline-style="solid" style:text-underline-width="auto" style:text-underline-color="font-color" fo:font-weight="bold" officeooo:rsid="00283a1f" style:font-weight-asian="bold" style:font-weight-complex="bold"/>
    </style:style>
    <style:style style:name="T32" style:family="text">
      <style:text-properties style:font-name="Liberation Serif" officeooo:rsid="00427d4c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9adde" style:font-weight-asian="normal" style:font-weight-complex="normal"/>
    </style:style>
    <style:style style:name="T35" style:family="text">
      <style:text-properties fo:font-weight="normal" officeooo:rsid="001f49e9" style:font-weight-asian="normal" style:font-weight-complex="normal"/>
    </style:style>
    <style:style style:name="T36" style:family="text">
      <style:text-properties fo:font-weight="normal" officeooo:rsid="0023bd54" style:font-weight-asian="normal" style:font-weight-complex="normal"/>
    </style:style>
    <style:style style:name="T37" style:family="text">
      <style:text-properties fo:font-weight="normal" officeooo:rsid="002e4232" style:font-weight-asian="normal" style:font-weight-complex="normal"/>
    </style:style>
    <style:style style:name="T38" style:family="text">
      <style:text-properties officeooo:rsid="001a844e"/>
    </style:style>
    <style:style style:name="T39" style:family="text">
      <style:text-properties officeooo:rsid="001eb12a"/>
    </style:style>
    <style:style style:name="T40" style:family="text">
      <style:text-properties style:font-name="LiberationSerif" fo:font-size="12pt" style:font-size-asian="12pt"/>
    </style:style>
    <style:style style:name="T41" style:family="text">
      <style:text-properties style:font-name="LiberationSerif" fo:font-size="12pt" officeooo:rsid="002606e0" style:font-size-asian="12pt"/>
    </style:style>
    <style:style style:name="T42" style:family="text">
      <style:text-properties style:font-name="LiberationSerif" fo:font-size="12pt" officeooo:rsid="002adbf5" style:font-size-asian="12pt"/>
    </style:style>
    <style:style style:name="T43" style:family="text">
      <style:text-properties style:font-name="LiberationSerif" fo:font-size="12pt" officeooo:rsid="002cb05a" style:font-size-asian="12pt"/>
    </style:style>
    <style:style style:name="T44" style:family="text">
      <style:text-properties style:font-name="LiberationSerif" fo:font-size="12pt" officeooo:rsid="002cd518" style:font-size-asian="12pt"/>
    </style:style>
    <style:style style:name="T45" style:family="text">
      <style:text-properties style:font-name="LiberationSerif" fo:font-size="12pt" officeooo:rsid="002e4232" style:font-size-asian="12pt"/>
    </style:style>
    <style:style style:name="T46" style:family="text">
      <style:text-properties style:font-name="LiberationSerif" fo:font-size="12pt" officeooo:rsid="0032640d" style:font-size-asian="12pt"/>
    </style:style>
    <style:style style:name="T47" style:family="text">
      <style:text-properties style:font-name="LiberationSerif" fo:font-size="12pt" officeooo:rsid="0032cde6" style:font-size-asian="12pt"/>
    </style:style>
    <style:style style:name="T48" style:family="text">
      <style:text-properties style:font-name="LiberationSerif" fo:font-size="12pt" officeooo:rsid="0034bf0b" style:font-size-asian="12pt"/>
    </style:style>
    <style:style style:name="T49" style:family="text">
      <style:text-properties style:font-name="LiberationSerif" fo:font-size="12pt" officeooo:rsid="003739f9" style:font-size-asian="12pt"/>
    </style:style>
    <style:style style:name="T50" style:family="text">
      <style:text-properties style:font-name="LiberationSerif" fo:font-size="12pt" officeooo:rsid="0037a272" style:font-size-asian="12pt"/>
    </style:style>
    <style:style style:name="T51" style:family="text">
      <style:text-properties style:font-name="LiberationSerif" fo:font-size="12pt" fo:font-weight="normal" style:font-size-asian="12pt" style:font-weight-asian="normal" style:font-weight-complex="normal"/>
    </style:style>
    <style:style style:name="T52" style:family="text">
      <style:text-properties style:font-name="LiberationSerif" fo:font-size="12pt" fo:font-weight="normal" officeooo:rsid="001f49e9" style:font-size-asian="12pt" style:font-weight-asian="normal" style:font-weight-complex="normal"/>
    </style:style>
    <style:style style:name="T53" style:family="text">
      <style:text-properties style:font-name="LiberationSerif" fo:font-size="12pt" fo:font-weight="normal" officeooo:rsid="002e4232" style:font-size-asian="12pt" style:font-weight-asian="normal" style:font-weight-complex="normal"/>
    </style:style>
    <style:style style:name="T54" style:family="text">
      <style:text-properties style:font-name="LiberationSerif" fo:font-size="12pt" fo:font-weight="normal" officeooo:rsid="0023bd54" style:font-size-asian="12pt" style:font-weight-asian="normal" style:font-weight-complex="normal"/>
    </style:style>
    <style:style style:name="T55" style:family="text">
      <style:text-properties style:font-name="LiberationSerif" fo:font-size="12pt" fo:font-weight="normal" officeooo:rsid="0034bf0b" style:font-size-asian="12pt" style:font-weight-asian="normal" style:font-weight-complex="normal"/>
    </style:style>
    <style:style style:name="T56" style:family="text">
      <style:text-properties style:font-name="LiberationSerif" fo:font-size="12pt" fo:font-weight="normal" officeooo:rsid="0037a272" style:font-size-asian="12pt" style:font-weight-asian="normal" style:font-weight-complex="normal"/>
    </style:style>
    <style:style style:name="T57" style:family="text">
      <style:text-properties style:font-name="LiberationSerif" fo:font-size="12pt" fo:font-weight="normal" officeooo:rsid="0038ca13" style:font-size-asian="12pt" style:font-weight-asian="normal" style:font-weight-complex="normal"/>
    </style:style>
    <style:style style:name="T58" style:family="text">
      <style:text-properties style:font-name="LiberationSerif" fo:font-size="12pt" style:text-underline-style="none" officeooo:rsid="0037a272" style:font-size-asian="12pt"/>
    </style:style>
    <style:style style:name="T59" style:family="text">
      <style:text-properties officeooo:rsid="0023bd54"/>
    </style:style>
    <style:style style:name="T60" style:family="text">
      <style:text-properties fo:font-size="12pt" style:text-underline-style="none" officeooo:rsid="00125993" style:font-size-asian="12pt"/>
    </style:style>
    <style:style style:name="T61" style:family="text">
      <style:text-properties fo:font-size="12pt" style:text-underline-style="none" officeooo:rsid="0025ec00" style:font-size-asian="12pt"/>
    </style:style>
    <style:style style:name="T62" style:family="text">
      <style:text-properties fo:font-size="12pt" officeooo:rsid="0025ec00" style:font-size-asian="12pt"/>
    </style:style>
    <style:style style:name="T63" style:family="text">
      <style:text-properties fo:font-size="12pt" fo:font-weight="normal" style:font-size-asian="12pt" style:font-weight-asian="normal" style:font-weight-complex="normal"/>
    </style:style>
    <style:style style:name="T64" style:family="text">
      <style:text-properties fo:font-size="12pt" fo:font-weight="normal" officeooo:rsid="0025ec00" style:font-size-asian="12pt" style:font-weight-asian="normal" style:font-weight-complex="normal"/>
    </style:style>
    <style:style style:name="T65" style:family="text">
      <style:text-properties fo:font-size="12pt" fo:font-weight="normal" officeooo:rsid="002595fd" style:font-size-asian="12pt" style:font-weight-asian="normal" style:font-weight-complex="normal"/>
    </style:style>
    <style:style style:name="T66" style:family="text">
      <style:text-properties fo:font-size="12pt" fo:font-weight="normal" officeooo:rsid="002606e0" style:font-size-asian="12pt" style:font-weight-asian="normal" style:font-weight-complex="normal"/>
    </style:style>
    <style:style style:name="T67" style:family="text">
      <style:text-properties fo:font-size="12pt" fo:font-weight="normal" officeooo:rsid="002a135a" style:font-size-asian="12pt" style:font-weight-asian="normal" style:font-weight-complex="normal"/>
    </style:style>
    <style:style style:name="T68" style:family="text">
      <style:text-properties officeooo:rsid="002606e0"/>
    </style:style>
    <style:style style:name="T69" style:family="text">
      <style:text-properties officeooo:rsid="002a135a"/>
    </style:style>
    <style:style style:name="T70" style:family="text">
      <style:text-properties officeooo:rsid="002cd518"/>
    </style:style>
    <style:style style:name="T71" style:family="text">
      <style:text-properties officeooo:rsid="002d5485"/>
    </style:style>
    <style:style style:name="T72" style:family="text">
      <style:text-properties officeooo:rsid="002fa46f"/>
    </style:style>
    <style:style style:name="T73" style:family="text">
      <style:text-properties officeooo:rsid="00317ceb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officeooo:rsid="00162273" style:font-style-asian="italic" style:font-style-complex="italic"/>
    </style:style>
    <style:style style:name="T76" style:family="text">
      <style:text-properties officeooo:rsid="0032640d"/>
    </style:style>
    <style:style style:name="T77" style:family="text">
      <style:text-properties officeooo:rsid="00427d4c"/>
    </style:style>
    <style:style style:name="T78" style:family="text">
      <style:text-properties officeooo:rsid="00428f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Diseño <text:span text:style-name="T10">Tests no Paramétricos</text:span></text:p>
      <text:p text:style-name="P26"/>
      <text:p text:style-name="P11"/>
      <text:p text:style-name="P15">Tests no paramétricos de ranking</text:p>
      <text:p text:style-name="P27"/>
      <text:p text:style-name="P10">Introducción</text:p>
      <text:p text:style-name="P10"/>
      <text:p text:style-name="P1">Cuando los datos obtenidos de la aplicación de los algoritmos de aprendizaje automático no cumplen las características de independencia, normalidad u homocedasticidad total o parcialmente podemos hablar de tests no paramétricos.</text:p>
      <text:p text:style-name="P5"><text:span text:style-name="T33"><text:tab/>Los siguientes tests no paramétricos comparan al menos dos algoritmos a través de los resultados de éstos aplicados sobre múltiples conjuntos de datos </text:span><text:span text:style-name="T34">y elaboran rankings de cuáles son los mejores.</text:span></text:p>
      <text:p text:style-name="P5"><text:span text:style-name="T34"><text:tab/></text:span><text:span text:style-name="T35">En este </text:span><text:span text:style-name="T37">punto</text:span><text:span text:style-name="T35">, se expone primeramente una breve explicación sobre los tests no paramétricos de ranking implementados en la plataforma web y luego se detalla el diseño de l</text:span><text:span text:style-name="T36">a</text:span><text:span text:style-name="T35">s </text:span><text:span text:style-name="T36">funciones </text:span><text:span text:style-name="T35">de los tests </text:span><text:span text:style-name="T36">(prototipos y valores devueltos)</text:span><text:span text:style-name="T35">.</text:span></text:p>
      <text:p text:style-name="P1"/>
      <text:p text:style-name="P13"><text:span text:style-name="T76">E</text:span>xplicación <text:span text:style-name="T76">general </text:span>de los tests</text:p>
      <text:p text:style-name="P19"/>
      <text:p text:style-name="P22"><text:span text:style-name="T8">Test de Friedman</text:span>: <text:span text:style-name="T11">El test de Friedman asigna rankings a cada conjunto de datos resultado de aplicar los distintos algoritmos sobre un mismo problema. El ranking se asigna empezando por 1 (el mejor dato) hasta K, donde K representa el número de algoritmos. El mejor dato estará determinado teniendo el cuenta el tipo de problemas a los que estaban destinados los algoritmos, es decir, a maximizar o minimizar los resultados. Esta asignación de rankings se hace para todos los conjuntos de datos.</text:span></text:p>
      <text:p text:style-name="P29"><text:tab/>Una vez obtenidos los rankings, se obtienen los rankings medios obtenidos por cada algoritmo y se calcula <text:span text:style-name="T38">el</text:span> estadístico de Friedman, que se distribuye como una distribución chi-cuadrado con K-1 grados de libertad, siendo K el número de variables relacionadas (o número de algoritmos). <text:span text:style-name="T12">La hipótesis nula indica que los algoritmos se comportan de forma similar, por lo que los rankings deberían de ser similares.</text:span></text:p>
      <text:p text:style-name="P30"><text:tab/>Por último, el cálculo del p_valor <text:span text:style-name="T12">(</text:span>la probabilidad de obtener un valor al menos tan extremo como <text:span text:style-name="T12">el estadístico hallado anteriormente suponiendo la hipótesis nula cierta) nos indicará la veracidad o falsedad de dicha hipótesis (en caso de que el p_valor sea menor que el nivel de significancia proporcionado).</text:span></text:p>
      <text:p text:style-name="P30"/>
      <text:p text:style-name="P22"><text:span text:style-name="T9">Test de Iman-Davenport</text:span><text:span text:style-name="T12">: El estadístico de Friedman fue mejorado por Iman y Davenport, que demostraron que tenía un comportamiento demasiado conservativo. El test de Iman-Davenport hace las mismas operaciones que el test de Friedman pero tiene un estadístico más ajustado que se distribuye de acuerdo a una distribución F con (K-1) y (K-1)*(N-1) grados de libertad, donde N representa el número de conjuntos de datos.</text:span></text:p>
      <text:p text:style-name="P22"/>
      <text:p text:style-name="P31"><text:span text:style-name="T9">T</text:span><text:span text:style-name="T8">est de los Rangos Alineados de Friedman</text:span>: <text:span text:style-name="T39">Este test realiza comparaciones y asigna rankings teniendo en cuenta a todos los conjuntos de datos, a diferencia del test de Friedman, que asigna rankings dentro de cada conjunto. Por tanto, los valores de los rankings irán desde 1 hasta K*N. Suele emplearse cuando el número de algoritmos en la comparación es pequeño.</text:span></text:p>
      <text:p text:style-name="P9"><text:tab/>Para ello, se calculan observaciones ali<text:span text:style-name="T69">ne</text:span>adas, en donde primero se halla el valor de localización, que es el rendimiento medio alcanzado por cada algoritmo en cada conjunto de datos y luego se calculan las diferencias entre el rendimiento obtenido por cada algoritmo con respecto al valor de localización. Se repite para todos los algoritmos y conjuntos de datos.</text:p>
      <text:p text:style-name="P9"><text:tab/>Por último, se <text:span text:style-name="T71">obtienen</text:span> los rankings <text:span text:style-name="T71">medios finales</text:span>, se halla el estadístico (se distribuye también como una distribución chi-cuadrado), el p_valor y se <text:span text:style-name="T59">contrasta la hipótesis de acuerdo al valor alpha establecido al igual que en Friedman</text:span>.</text:p>
      <text:p text:style-name="P34"><text:soft-page-break/><text:span text:style-name="T60">Test de Quade</text:span><text:span text:style-name="T61">:</text:span><text:span text:style-name="T62"> </text:span><text:span text:style-name="T64">El test de Quade considera, a diferencia del test de Friedman que considera que </text:span><text:span text:style-name="T63">todos los problemas son iguales en importancia, que algunos problemas son más difíciles o que los resultados que obtienen los algoritmos sobre ellos son más distantes </text:span><text:span text:style-name="T66">(ponderación)</text:span><text:span text:style-name="T63">.</text:span></text:p>
      <text:p text:style-name="P34"><text:span text:style-name="T63"><text:tab/>Para ello, </text:span><text:span text:style-name="T65">primero se obtienen los rankings de cada conjunto de datos de la misma forma que en friedman. Luego, se asignan rankings a los problemas en función del tamaño del rango de la muestra en cada uno (diferencia entre el valor observado más alto y el más bajo). Este ranking (1-N) usa </text:span><text:span text:style-name="T67">también </text:span><text:span text:style-name="T65">rankings medios en caso de empate.</text:span></text:p>
      <text:p text:style-name="P38"><text:tab/>Por último, <text:span text:style-name="T70">a partir de estos datos </text:span>se <text:span text:style-name="T70">pueden obtener</text:span> los rankings <text:span text:style-name="T70">medios finales</text:span>, halla<text:span text:style-name="T70">r</text:span> el estadístico (se distribuye <text:span text:style-name="T68">como una distribución F con (K-1) y (K-1)*(N-1) grados de libertad</text:span>) <text:span text:style-name="T70">y </text:span>el p_valor, <text:span text:style-name="T70">con el que </text:span>se <text:span text:style-name="T59">contrasta la hipótesis de acuerdo al valor alpha establecido al igual que en Friedman</text:span>.</text:p>
      <text:p text:style-name="P16"/>
      <text:p text:style-name="P32"><text:span text:style-name="T2">D</text:span><text:span text:style-name="T1">iseño</text:span></text:p>
      <text:p text:style-name="P10"/>
      <text:p text:style-name="P2">El diseño de los tests no paramétricos de ranking viene determinado por los argumentos de entrada y valores de salida de los tests.</text:p>
      <text:p text:style-name="P10"/>
      <text:p text:style-name="P23">- <text:span text:style-name="T3">Prototipo</text:span><text:span text:style-name="T4">s</text:span><text:span text:style-name="T3"> de l</text:span><text:span text:style-name="T4">as funciones tests no </text:span><text:span text:style-name="T5">paramétricos</text:span><text:span text:style-name="T4"> de ranking</text:span><text:span text:style-name="T12">:</text:span></text:p>
      <text:p text:style-name="P23"/>
      <text:p text:style-name="P44">friedman_test(nombres_algoritmos, matriz_datos, alpha<text:span text:style-name="T77">=0.05</text:span>, tipo<text:span text:style-name="T77">=0</text:span>)</text:p>
      <text:p text:style-name="P21">iman_davenport_test(nombres_algoritmos, matriz_datos, alpha<text:span text:style-name="T77">=0.05</text:span>, tipo<text:span text:style-name="T77">=0</text:span>)</text:p>
      <text:p text:style-name="P45"><text:span text:style-name="T15">f</text:span><text:span text:style-name="T14">riedman_rangos_alineados_test(nombres_algoritmos, matriz_datos, alpha</text:span><text:span text:style-name="T32">=0.05</text:span><text:span text:style-name="T14">, tipo</text:span><text:span text:style-name="T32">=0</text:span><text:span text:style-name="T14">)</text:span></text:p>
      <text:p text:style-name="P43"><text:span text:style-name="T24">quade</text:span><text:span text:style-name="T14">_test(nombres_algoritmos, matriz_datos, alpha</text:span><text:span text:style-name="T32">=0.05</text:span><text:span text:style-name="T14">, tipo</text:span><text:span text:style-name="T32">=0</text:span><text:span text:style-name="T14">)</text:span></text:p>
      <text:p text:style-name="P24"/>
      <text:list xml:id="list4070424781966859293" text:style-name="L1">
        <text:list-item>
          <text:p text:style-name="P58"><text:span text:style-name="T14">“</text:span><text:span text:style-name="T17">nombres_algoritmos</text:span><text:span text:style-name="T14">”: </text:span><text:span text:style-name="T23">lista que contiene los nombres de los algoritmos y que será empleada para devolver el ranking de nombres de los algoritmos.</text:span></text:p>
        </text:list-item>
        <text:list-item>
          <text:p text:style-name="P58"><text:span text:style-name="T14">“</text:span><text:span text:style-name="T17">matriz_datos</text:span><text:span text:style-name="T14">”: </text:span><text:span text:style-name="T23">lista de listas de conjuntos de datos. Cada conjunto de datos representa los resultados obtenidos por los algoritmos al ser aplicados sobre un problema concreto.</text:span></text:p>
        </text:list-item>
        <text:list-item>
          <text:p text:style-name="P58"><text:span text:style-name="T14">“</text:span><text:span text:style-name="T17">alpha</text:span><text:span text:style-name="T14">”: </text:span><text:span text:style-name="T23">nivel de significación o error tipo I (probabilidad de rechazar la hipótesis nula siendo cierta).</text:span></text:p>
        </text:list-item>
        <text:list-item>
          <text:p text:style-name="P58"><text:span text:style-name="T23">“</text:span><text:span text:style-name="T18">tipo</text:span><text:span text:style-name="T23">”: indica si lo que se pretende es minimizar (en cuyo caso se establece a 0) o maximizar (se establece a 1).</text:span></text:p>
        </text:list-item>
      </text:list>
      <text:p text:style-name="P23"/>
      <text:p text:style-name="P23">- <text:span text:style-name="T1">Datos devueltos</text:span>:</text:p>
      <text:p text:style-name="P23"/>
      <text:p text:style-name="P35">Diccionario que contiene los siguientes datos:</text:p>
      <text:p text:style-name="P24"><text:tab/></text:p>
      <text:list xml:id="list7511424567348035079" text:style-name="L2">
        <text:list-item>
          <text:p text:style-name="P60"><text:span text:style-name="T14">"</text:span><text:span text:style-name="T17">resultado</text:span><text:span text:style-name="T14">": </text:span><text:span text:style-name="T23">True ó False, que indica que el contraste es estadísticamente significativo o estadísticamente no significativo, dependiendo de si el p_valor es menor que el nivel de significación.</text:span></text:p>
        </text:list-item>
        <text:list-item>
          <text:p text:style-name="P61"><text:span text:style-name="T23">“</text:span><text:span text:style-name="T18">p_valor</text:span><text:span text:style-name="T23">”: probabilidad de obtener un valor al menos tan extremo como el estadístico hallado anteriormente suponiendo la hipótesis nula cierta.</text:span></text:p>
        </text:list-item>
        <text:list-item>
          <text:p text:style-name="P60"><text:span text:style-name="T23">“</text:span><text:span text:style-name="T18">estadistico</text:span><text:span text:style-name="T23">”: valor del estadístico en cuestión.</text:span></text:p>
        </text:list-item>
        <text:list-item>
          <text:p text:style-name="P60"><text:span text:style-name="T23">“</text:span><text:span text:style-name="T18">nombres</text:span><text:span text:style-name="T23">”: lista de los nombres de los algoritmos ordenados según los valores numéricos de los rankings medios obtenidos por los distintos algoritmos.</text:span></text:p>
        </text:list-item>
        <text:list-item>
          <text:p text:style-name="P60"><text:span text:style-name="T23">“</text:span><text:span text:style-name="T18">ranking</text:span><text:span text:style-name="T23">”: lista de los valores de los rankings medios ordenados de menor a mayor (cuanto menor es el valor mejor es el dato.)</text:span></text:p>
        </text:list-item>
      </text:list>
      <text:p text:style-name="P65"/>
      <text:p text:style-name="P18"/>
      <text:p text:style-name="P18"/>
      <text:p text:style-name="P18"/>
      <text:p text:style-name="P66"/>
      <text:p text:style-name="P46"><text:soft-page-break/><text:span text:style-name="T30">Tests </text:span><text:span text:style-name="T31">POST-HOC</text:span></text:p>
      <text:p text:style-name="P28"/>
      <text:p text:style-name="P39">Introducción</text:p>
      <text:p text:style-name="P40"/>
      <text:p text:style-name="P47"><text:span text:style-name="T41">Los tests no paramétricos de ranking, dan como resultado la existencia o no de diferencias </text:span><text:span text:style-name="T40">significativas entre los algoritmos sobre los que se han aplicado. Es decir, nos dice si el contraste de hipótesis es o no estadísticamente significativo. Si se rechaza la hipótesis nula de “todos los algoritmos son iguales”, sabremos que entre los algoritmos existen diferencias. Sin embargo, </text:span><text:span text:style-name="T42">puede ocurrir que un algoritmo presente un rendimiento similar a otro u otros y por tanto se pueda considerar igual.</text:span></text:p>
      <text:p text:style-name="P47"><text:span text:style-name="T42"><text:tab/></text:span><text:span text:style-name="T43">Estos tests comparan los algoritmos y realizan contraste</text:span><text:span text:style-name="T44">s </text:span><text:span text:style-name="T45">de hipótesis entre ellos para determinar diferencias. Se distinguen dos tipos de comparación:</text:span></text:p>
      <text:p text:style-name="P51"/>
      <text:list xml:id="list3029548405895418475" text:style-name="L3">
        <text:list-item>
          <text:p text:style-name="P70">Método de control: Se compara el primer algoritmo del ranking devuelto por el test de ranking con el resto de algoritmos y por tanto habrá K-1 comparaciones.</text:p>
        </text:list-item>
        <text:list-item>
          <text:p text:style-name="P70">Comparación múltiple: Compara todos los algoritmos con todos. Habrá K*(K-1)/2 comparaciones.</text:p>
        </text:list-item>
      </text:list>
      <text:p text:style-name="P52"/>
      <text:p text:style-name="P6"><text:span text:style-name="T53"><text:tab/></text:span><text:span text:style-name="T52">En este </text:span><text:span text:style-name="T53">punto</text:span><text:span text:style-name="T52">, se expone primeramente una breve explicación sobre los tests </text:span><text:span text:style-name="T53">POST-HOC</text:span><text:span text:style-name="T52"> implementados en la plataforma web y luego se detalla el diseño de l</text:span><text:span text:style-name="T54">a</text:span><text:span text:style-name="T52">s </text:span><text:span text:style-name="T54">funciones </text:span><text:span text:style-name="T52">de los tests </text:span><text:span text:style-name="T54">(prototipos y valores devueltos)</text:span><text:span text:style-name="T52">.</text:span></text:p>
      <text:p text:style-name="P52"/>
      <text:p text:style-name="P14"><text:span text:style-name="T46">E</text:span><text:span text:style-name="T40">xplicación </text:span><text:span text:style-name="T46">general </text:span><text:span text:style-name="T40">de los tests</text:span></text:p>
      <text:p text:style-name="P55"/>
      <text:p text:style-name="P4"><text:span text:style-name="T40">Todos los tests POST-HOC </text:span><text:span text:style-name="T47">aproximan los valores Z (estadísticos) de una distribución normal a partir de las diferencias entre dos rankings. La forma de aproximar estos valores Z varía en función del test de ranking de donde se provenga. Luego, calculan los p_valores y ordenan todos los datos en función de éstos </text:span><text:span text:style-name="T48">de mayor a menor significancia (de menor a mayor)</text:span><text:span text:style-name="T47">.</text:span></text:p>
      <text:p text:style-name="P4"><text:span text:style-name="T47"><text:tab/></text:span><text:span text:style-name="T48">El contraste de las hipótesis (los resultados), así como el cálculo del valor alpha </text:span><text:span text:style-name="T50">y </text:span><text:span text:style-name="T48">los p_valores ajustados </text:span><text:span text:style-name="T50">(</text:span><text:span text:style-name="T49">p_valores que dependen de toda la familia de comparaciones y no sólo de una comparación</text:span><text:span text:style-name="T50">), varían en función del test aplicado</text:span><text:span text:style-name="T49">.</text:span></text:p>
      <text:p text:style-name="P56"/>
      <text:p text:style-name="P7"><text:span text:style-name="T40">Test de Bonferroni-Dunn:</text:span><text:span text:style-name="T51"> <text:s/></text:span><text:span text:style-name="T55">El contraste de las hipótesis </text:span><text:span text:style-name="T56">se realiza comparando cada p_valor con alpha / (K-1).</text:span></text:p>
      <text:p text:style-name="P54"/>
      <text:p text:style-name="P8"><text:span text:style-name="T40">Test de Holm:</text:span><text:span text:style-name="T51"> Compara cada p_valor (empezando por el más significativo) con alpha / (K-i). Si se rechaza una hipótesis continúa contrastando. En el caso de que una hipótesis se rechace se rechazan todas las demás.</text:span></text:p>
      <text:p text:style-name="P54"/>
      <text:p text:style-name="P49"><text:span text:style-name="T58">Test de H</text:span><text:span text:style-name="T40">ochberg: </text:span><text:span text:style-name="T56">Compara en la dirección opuesta a Holm. En el momento que encuentra una hipótesis que pueda aceptar, acepta todas las demás.</text:span></text:p>
      <text:p text:style-name="P57"/>
      <text:p text:style-name="P48"><text:span text:style-name="T40">Test de Li:</text:span><text:span text:style-name="T51"> Rechaza todas las hipótesis si el p valor menos significativo es menor que alpha. En otro caso, acepta dicha hipótesis y rechaza cualquier hipótesis restante </text:span><text:span text:style-name="T57">cuyo p_valor sea menor que un valor calculado.</text:span></text:p>
      <text:p text:style-name="P53"/>
      <text:p text:style-name="P17"/>
      <text:p text:style-name="P17"/>
      <text:p text:style-name="P17"/>
      <text:p text:style-name="P17"/>
      <text:p text:style-name="P17"/>
      <text:p text:style-name="P17"/>
      <text:p text:style-name="P33"><text:soft-page-break/><text:span text:style-name="T2">D</text:span><text:span text:style-name="T1">iseño</text:span></text:p>
      <text:p text:style-name="P12"/>
      <text:p text:style-name="P3">El diseño de los tests <text:span text:style-name="T72">POST-HOC </text:span>viene determinado por los argumentos de entrada y valores de salida de los tests.</text:p>
      <text:p text:style-name="P12"/>
      <text:p text:style-name="P25">- <text:span text:style-name="T3">Prototipo</text:span><text:span text:style-name="T4">s</text:span><text:span text:style-name="T3"> de l</text:span><text:span text:style-name="T4">as funciones tests </text:span><text:span text:style-name="T6">POST-</text:span><text:span text:style-name="T7">HOC</text:span><text:span text:style-name="T12">:</text:span></text:p>
      <text:p text:style-name="P25"/>
      <text:p text:style-name="P20">bonferroni_dunn_test(test_principal, nombres, ranking, N, alpha<text:span text:style-name="T78">=0.05</text:span>)</text:p>
      <text:p text:style-name="P69">holm_test(test_principal, nombres, ranking, N, alpha<text:span text:style-name="T78">=0.05</text:span>)</text:p>
      <text:p text:style-name="P69">hochberg_test(test_principal, nombres, ranking, N, alpha<text:span text:style-name="T78">=0.05</text:span>)</text:p>
      <text:p text:style-name="P69">li_test(test_principal, nombres, ranking, N, alpha<text:span text:style-name="T78">=0.05</text:span>)</text:p>
      <text:p text:style-name="P69">nemenyi_multitest(test_principal, nombres, ranking, N, alpha<text:span text:style-name="T78">=0.05</text:span>)</text:p>
      <text:p text:style-name="P69">holm_multitest(test_principal, nombres, ranking, N, alpha<text:span text:style-name="T78">=0.05</text:span>)</text:p>
      <text:p text:style-name="P69">hochberg_multitest(test_principal, nombres, ranking, N, alpha<text:span text:style-name="T78">=0.05</text:span>)</text:p>
      <text:p text:style-name="P69">li_multitest(test_principal, nombres, ranking, N, alpha<text:span text:style-name="T78">=0.05</text:span>)</text:p>
      <text:p text:style-name="P20"/>
      <text:list xml:id="list4601113523631566581" text:style-name="L4">
        <text:list-item>
          <text:p text:style-name="P67">“<text:span text:style-name="T74">test_principal</text:span>” : <text:span text:style-name="T73">nombre del test de ranking usado. Los posibles valores son “friedman”, “iman-davenport”, “rangos-alineados” o “quade”.</text:span></text:p>
        </text:list-item>
        <text:list-item>
          <text:p text:style-name="P68"><text:span text:style-name="T12">“</text:span><text:span text:style-name="T75">nombres</text:span><text:span text:style-name="T12">”: lista de los nombres de los algoritmos ordenados según los valores numéricos de los rankings medios obtenidos por los distintos algoritmos.</text:span></text:p>
        </text:list-item>
        <text:list-item>
          <text:p text:style-name="P68"><text:span text:style-name="T12">“</text:span><text:span text:style-name="T75">ranking</text:span><text:span text:style-name="T12">”: lista de los valores de los rankings medios ordenados de menor a mayor (cuanto menor es el valor mejor es el dato.)</text:span></text:p>
        </text:list-item>
        <text:list-item>
          <text:p text:style-name="P62"><text:span text:style-name="T23">“</text:span><text:span text:style-name="T19">N</text:span><text:span text:style-name="T23">”: Número de conjuntos de datos analizados con el test </text:span><text:span text:style-name="T25">de ranking.</text:span></text:p>
        </text:list-item>
      </text:list>
      <text:list xml:id="list204626598010476" text:continue-list="list4070424781966859293" text:style-name="L1">
        <text:list-item>
          <text:p text:style-name="P59"><text:span text:style-name="T14">“</text:span><text:span text:style-name="T17">alpha</text:span><text:span text:style-name="T14">”: </text:span><text:span text:style-name="T23">nivel de significación o error tipo I (probabilidad de rechazar la hipótesis nula siendo cierta).</text:span></text:p>
        </text:list-item>
      </text:list>
      <text:p text:style-name="P25"/>
      <text:p text:style-name="P25">- <text:span text:style-name="T1">Datos devueltos</text:span>:</text:p>
      <text:p text:style-name="P25"/>
      <text:p text:style-name="P36">Diccionario que contiene los siguientes datos:</text:p>
      <text:p text:style-name="P25"><text:tab/></text:p>
      <text:list xml:id="list8784501243697876597" text:style-name="L5">
        <text:list-item>
          <text:p text:style-name="P63"><text:span text:style-name="T14">"</text:span><text:span text:style-name="T17">resultado</text:span><text:span text:style-name="T14">": </text:span><text:span text:style-name="T26">lista de valores </text:span><text:span text:style-name="T23">True ó False, que indica </text:span><text:span text:style-name="T26">si cada uno de los</text:span><text:span text:style-name="T23"> contraste</text:span><text:span text:style-name="T26">s</text:span><text:span text:style-name="T23"> es </text:span><text:span text:style-name="T26">o no </text:span><text:span text:style-name="T23">estadísticamente significativo, dependiendo de si </text:span><text:span text:style-name="T27">cada uno de los</text:span><text:span text:style-name="T23"> p_valor</text:span><text:span text:style-name="T27">es</text:span><text:span text:style-name="T23"> es menor que el nivel de significación.</text:span></text:p>
        </text:list-item>
        <text:list-item>
          <text:p text:style-name="P63"><text:span text:style-name="T23">“</text:span><text:span text:style-name="T18">p_valor</text:span><text:span text:style-name="T20">es</text:span><text:span text:style-name="T23">”: </text:span><text:span text:style-name="T27">lista de </text:span><text:span text:style-name="T23">probabilidad</text:span><text:span text:style-name="T27">es</text:span><text:span text:style-name="T23"> de obtener un valor al menos tan extremo como </text:span><text:span text:style-name="T27">cada uno de los estadísticos</text:span><text:span text:style-name="T23"> hallado</text:span><text:span text:style-name="T27">s </text:span><text:span text:style-name="T23">suponiendo la hipótesis nula cierta.</text:span></text:p>
        </text:list-item>
        <text:list-item>
          <text:p text:style-name="P63"><text:span text:style-name="T23">“</text:span><text:span text:style-name="T20">valores z</text:span><text:span text:style-name="T23">”: </text:span><text:span text:style-name="T27">lista de </text:span><text:span text:style-name="T23">valor</text:span><text:span text:style-name="T27">es</text:span><text:span text:style-name="T23"> </text:span><text:span text:style-name="T27">o </text:span><text:span text:style-name="T23">estadístico</text:span><text:span text:style-name="T27">s para cada comparación</text:span><text:span text:style-name="T23">.</text:span></text:p>
        </text:list-item>
        <text:list-item>
          <text:p text:style-name="P63"><text:span text:style-name="T23">“</text:span><text:span text:style-name="T21">p_valores ajustados</text:span><text:span text:style-name="T23">”: lista de los </text:span><text:span text:style-name="T28">p_valores de las comparaciones ajustados a toda la familia de comparaciones.</text:span></text:p>
        </text:list-item>
        <text:list-item>
          <text:p text:style-name="P64"><text:span text:style-name="T23">“</text:span><text:span text:style-name="T22">alpha</text:span><text:span text:style-name="T23">” </text:span><text:span text:style-name="T29">o “</text:span><text:span text:style-name="T22">alphas</text:span><text:span text:style-name="T29">”</text:span><text:span text:style-name="T23">: </text:span><text:span text:style-name="T29">Nivel de significación. Bonferroni-Dunn y Li devuelven un alpha modificado</text:span><text:span text:style-name="T28">. </text:span><text:span text:style-name="T29">El resto de tests devuelven una lista de alphas cuyos elementos son diferentes para cada comparación.</text:span></text:p>
        </text:list-item>
      </text:list>
      <text:p text:style-name="P41"/>
      <text:p text:style-name="P50"><text:span text:style-name="T28">P</text:span><text:span text:style-name="T13">ara los tests con método de control, el diccionario también incluye:</text:span></text:p>
      <text:p text:style-name="P42"/>
      <text:list xml:id="list2049121340617576315" text:style-name="L6">
        <text:list-item>
          <text:p text:style-name="P71"><text:span text:style-name="T23">“</text:span><text:span text:style-name="T16">metodo control</text:span><text:span text:style-name="T23">”: </text:span><text:span text:style-name="T13">nombre del primer algoritmo del ranking devuelto por el test de ranking. Será el algoritmo que se compare con los demás.</text:span></text:p>
        </text:list-item>
        <text:list-item>
          <text:p text:style-name="P71"><text:span text:style-name="T23">“</text:span><text:span text:style-name="T18">nombres</text:span><text:span text:style-name="T23">”: </text:span><text:span text:style-name="T13">lista que contiene cada uno de los nombres de los algoritmos que se comparan con el método de control</text:span><text:span text:style-name="T23">, </text:span><text:span text:style-name="T13">ordenados según el p_valor de la comparación.</text:span></text:p>
        </text:list-item>
      </text:list>
      <text:p text:style-name="P42"/>
      <text:p text:style-name="P42"/>
      <text:p text:style-name="P42"/>
      <text:p text:style-name="P42"><text:soft-page-break/>Para los tests de comparación múltiple, también incluye:</text:p>
      <text:p text:style-name="P42"/>
      <text:list xml:id="list528807552795765772" text:style-name="L7">
        <text:list-item>
          <text:p text:style-name="P72"><text:span text:style-name="T23">“</text:span><text:span text:style-name="T16">comparaciones</text:span><text:span text:style-name="T23">”: </text:span><text:span text:style-name="T13">lista donde cada elemento es un texto que contiene los nombres de los dos algoritmos involucrados en la comparación tal como “algoritmoA vs algoritmoB”. Se ordena según del p_valor de la comparació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Serif" svg:font-family="Liberation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20:04:19.294752060</meta:creation-date>
    <meta:generator>LibreOffice/4.1.3.2$Linux_X86_64 LibreOffice_project/410m0$Build-2</meta:generator>
    <dc:date>2014-06-08T20:46:24.772871988</dc:date>
    <meta:editing-duration>PT9H27M11S</meta:editing-duration>
    <meta:editing-cycles>26</meta:editing-cycles>
    <dc:creator>adrian </dc:creator>
    <meta:document-statistic meta:table-count="0" meta:image-count="0" meta:object-count="0" meta:page-count="5" meta:paragraph-count="79" meta:word-count="1730" meta:character-count="11204" meta:non-whitespace-character-count="9561"/>
  </office:meta>
</office:document-meta>
</file>